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.setCatName( String ca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imal.setTypeKey( String typ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g.setDogName( String d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g.getDo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ssue3479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t.getCa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imal.getTyp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